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font-size="12pt" fo:language="de" fo:country="DE" style:font-size-asian="12pt" style:font-size-complex="12pt"/>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se Geschichte erzählt Baradé aus seiner Kindheit als ihm sein Bruder von der Zauberin berichtet, die ihn vor Gardonar gewarnt hat (die eigentliche Hexe), nachdem Baradé erfahren hat, dass sein Bruder Gotlinde vernichtete, weil dieser die Macht Gardonars fürchtete.</text:p>
      <text:p text:style-name="P1">Baradé und Dararos waren als Kinder auf einem Landsitz der Familie im Wald spielen als sie auf die Höhle trafen.</text:p>
      <text:p text:style-name="P1">In der großen Höhle verlaufen sich beide und Dararos trifft auf die Zauberin, erzählt Baradé jedoch nichts von ihr. Sie warnt ihn bereits im Jugendalter davor, dass Gardonar käme, sich die Macht an sich zu reißen.</text:p>
      <text:p text:style-name="P1">Sie ist die Hexe, die hinter den Angriffen durch die Bestien steckt und täuscht Dararos.</text:p>
      <text:p text:style-name="P1">Dennoch kehrt ihr Dararos in der Höhle den Rücken zu als er Baradés Hilferufe hört, was zeigt, dass er keineswegs machtbesessen ist, sondern weise, entschlossen und mutig. Er will seinem Bruder zur Hilfe eilen, lebt aber in dem Glauben weiter, der Dämon Gardonar wolle das Königreich vernichten.</text:p>
      <text:p text:style-name="P1"/>
      <text:p text:style-name="P1">Es begab sich in unserer Jugendzeit, da verbrachten wir eine Weile in einem der zahlreichen Landhäuser meiner so reichen Königsfamilie. Es war einige Jahre nach dem großen <text:span text:style-name="T1">Krieger-Magier-Streit angeführt von Hjian dem Starken und meiner indirekten Begegnung mit diesem als ich an der Brüstung des Palastes stand als die Krieger unter Hjians Führung diesen zu stürmen versuchten, von der ich auch Gardonar berichtet hatte.</text:span></text:p>
      <text:p text:style-name="P2">Unsere Eltern, sowie all die Beamten, selbstverständlich hauptsächlich Magier, des Hofes hielten es für das Beste, dass wir, die Kinder des Königspaares in Sicherheit gebracht würden. Es hatte einige kleinere Attentatsversuche auf verschiedene Hochrangige des Königshauses, darunter selbst mein Vater, gegeben. Der Unmut im Volk war noch immer groß, wenn auch nicht öffentlich. Es war uneins und viele verfluchten die Magier und meine Eltern. Wir sollten auf jenem Gut bleiben, bis meine Eltern einen Vertrag ausgehandelt hatten der dem Heer mehr Unabhängigkeit versprach. Die Magiergilden und der Kreis der Elemente waren zunächst tatsächlich bereit, einen Teil ihrer Macht abzugeben, um die Lage zu beschwichtigen. Ich hielt es, loyal, unpolitisch und idealistisch wie ich war für einen großen Fehler, auch dass man uns hier versteckte. Es war ein sonniger, feuchter, kühler Morgen während der Blüte, wie die Menschen aus Mittillant jene Zeit des Jahres nennen als wir, Dararos und ich, eifrig, ja tatenfroh das große hölzerne Landhaus verließen. An diesem Tag blieb uns der so furchtbare Unterricht erspart, hatten wir gestern noch historisch bedeutsame Daten auswendig lernen müssen. Beide wurden wir bestens, jedoch in zwei unterschiedliche Richtungen gefördert. Mein Bruder zum Nachfolger des Königs und ich, ich zum treuen Leibgefährten, zum Anführer der Truppen, zum Fürsten seiner Hoheit. Dennoch war für niemals ernsthaft einer wichtiger als der andere.</text:p>
      <text:p text:style-name="P2">Wenngleich wir uns wie zwei, die vieles miteinander teilen, oft uneins waren, war ich meinem Bruder seit jeher treu ergeben, sowie auch er mir. In unserer gegenseitigen Liebe standen wir uns in nichts nach. Doch folgte ich ihm meist und ließ ihn führen, da er älter war und ich bewundernd zu vielem hinaufblickte, was er tat. Wir wollten entdecken, umherziehen, allein und ungestört, frei vom kümmerlichen alten Herr Langohr vom Eselstall, einem sehr alten gelehrten Hochelfen, mit beachtlich langen spitzen Elfenohren, dass er einem alten, müden Esel glich und da wir uns seinen Adelstitel, der irgendeinen unaussprechlichen hochelfischen Namen enthielt, sowieso nicht merken konnten, nannten wir ihn schlichtweg „vom Eselstall“.</text:p>
      <text:p text:style-name="P2">Seines langweiligen, durch unzählige Pausen nahezu unerträglichen Unterrichts mehr als überdrüssig rannten wir über die vom Tau noch feuchten Wiesen, vorbei an Feldern, Zäunen, Mauern hinaus in die einsame Natur. Unter uns sprachen wir schon damals meist die Sprache der Menschen als würde sie nur von uns verstanden werden. Spaßeshalber neckte ich meinen Bruder und verglich ihn mit dem alten Langohr. Er vergalt es mir, indem er mich als alten Bauerntrampel bezeichnete, da meine menschliche Erscheinung keineswegs der anmutigen eines Hochelfen glich. Wir freuten uns auf den bevorstehenden Tag.</text:p>
      <text:p text:style-name="P2"/>
      <text:p text:style-name="P2"/>
      <text:p text:style-name="P2"><text:soft-page-break/></text:p>
      <text:p text:style-name="P2"/>
      <text:p text:style-name="P2"/>
      <text:p text:style-name="P2"/>
      <text:p text:style-name="P2"/>
      <text:p text:style-name="P2"/>
      <text:p text:style-name="P2"/>
      <text:p text:style-name="P2">Es kommt nie zum Vertragsschluss. Die Magier behalten die Rechte, wie es Baradé gegenüber Gardonar bereits beschrieben hat. Dies wird am Ende der Geschichte von Baradé angemer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03T15:21:18</meta:creation-date>
    <meta:generator>LibreOffice/5.0.6.2$Linux_X86_64 LibreOffice_project/00$Build-2</meta:generator>
    <dc:date>2017-01-22T16:38:36.532443162</dc:date>
    <meta:editing-duration>PT2H25M31S</meta:editing-duration>
    <meta:editing-cycles>25</meta:editing-cycles>
    <meta:document-statistic meta:table-count="0" meta:image-count="0" meta:object-count="0" meta:page-count="2" meta:paragraph-count="10" meta:word-count="664" meta:character-count="4364" meta:non-whitespace-character-count="3710"/>
  </office:meta>
</office:document-meta>
</file>